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Sans Unicode" svg:font-family="'Lucida Sans Unicode'" style:font-pitch="variable"/>
    <style:font-face style:name="MS Gothic" svg:font-family="'MS Gothic'" style:font-pitch="variable"/>
    <style:font-face style:name="Mangal" svg:font-family="Mangal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Arial Black" fo:font-size="50pt" fo:font-weight="bold" style:font-size-asian="50pt" style:font-size-complex="50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paragraph-properties fo:margin-left="0cm" fo:margin-right="0cm" fo:text-indent="0cm"/>
      <style:text-properties fo:color="#ffffff" style:font-name="Arial Black1" fo:font-size="50pt" fo:font-weight="bold" style:font-size-asian="50pt" style:font-size-complex="50pt"/>
    </style:style>
    <style:style style:name="T1" style:family="text">
      <style:text-properties fo:color="#ffffff" style:font-name="Arial Black" fo:font-size="50pt" fo:font-weight="bold" style:font-size-asian="50pt" style:font-size-complex="50pt"/>
    </style:style>
    <style:style style:name="T2" style:family="text">
      <style:text-properties fo:color="#ffffff" style:text-outline="false" style:text-line-through-style="none" style:font-name="Arial Black" fo:font-size="50pt" fo:font-style="normal" fo:text-shadow="none" style:text-underline-style="none" fo:font-weight="bold" style:font-name-asian="MS Gothic" style:font-size-asian="50pt" style:font-style-asian="normal" style:font-weight-asian="bold" style:font-name-complex="Tahoma" style:font-size-complex="50pt" style:font-style-complex="normal" style:font-weight-complex="bold" style:text-emphasize="none" style:font-relief="none"/>
    </style:style>
    <style:style style:name="T3" style:family="text">
      <style:text-properties fo:color="#ffffff" style:text-outline="false" style:text-line-through-style="none" style:font-name="Arial Black" fo:font-size="50pt" fo:font-style="normal" fo:text-shadow="none" style:text-underline-style="none" fo:font-weight="bold" style:font-name-asian="MS Gothic" style:font-size-asian="50pt" style:font-style-asian="normal" style:font-name-complex="Tahoma" style:font-size-complex="50pt" style:font-style-complex="normal" style:text-emphasize="none" style:font-relief="none"/>
    </style:style>
    <style:style style:name="T4" style:family="text">
      <style:text-properties fo:color="#ffffff" style:text-outline="false" style:text-line-through-style="none" style:font-name="Arial Black" fo:font-size="50pt" fo:font-style="normal" fo:text-shadow="none" style:text-underline-style="none" fo:font-weight="bold" style:font-name-asian="MS Gothic" style:font-size-asian="50pt" style:font-style-asian="normal" style:font-weight-asian="normal" style:font-name-complex="Tahoma" style:font-size-complex="50pt" style:font-style-complex="normal" style:font-weight-complex="normal" style:text-emphasize="none" style:font-relief="none"/>
    </style:style>
    <style:style style:name="T5" style:family="text">
      <style:text-properties fo:color="#ffffff" style:font-name="Arial Black1" fo:font-size="50pt" fo:font-weight="bold" style:font-size-asian="50pt" style:font-size-complex="50pt"/>
    </style:style>
    <style:style style:name="T6" style:family="text">
      <style:text-properties fo:color="#ffffff" style:text-outline="false" style:text-line-through-style="none" style:font-name="Arial Black1" fo:font-size="50pt" fo:font-style="normal" fo:text-shadow="none" style:text-underline-style="none" fo:font-weight="bold" style:font-name-asian="MS Gothic" style:font-size-asian="50pt" style:font-style-asian="normal" style:font-weight-asian="normal" style:font-name-complex="Tahoma" style:font-size-complex="5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1. </text:span><text:span text:style-name="T2">Cicha noc</text:span><text:span text:style-name="T3">, święta noc,</text:span><text:span text:style-name="T3"><text:line-break/></text:span><text:span text:style-name="T3">Pokój niesie ludziom wszem,</text:span><text:span text:style-name="T3"><text:line-break/></text:span><text:span text:style-name="T3">A u żłóbka Matka Święta</text:span><text:span text:style-name="T3"><text:line-break/></text:span><text:span text:style-name="T3">Czuwa sama uśmiechnięta</text:span><text:span text:style-name="T3"><text:line-break/></text:span><text:span text:style-name="T3">Nad Dzieciątka snem,</text:span><text:span text:style-name="T4"><text:line-break/></text:span><text:span text:style-name="T4">Nad Dzieciątka sne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2. </text:span><text:span text:style-name="T4">Cicha noc, święta noc,</text:span><text:span text:style-name="T4"><text:line-break/></text:span><text:span text:style-name="T4">Pastuszkowie u swych trzód</text:span><text:span text:style-name="T4"><text:line-break/></text:span><text:span text:style-name="T4">Biegną wielce zadziwieni </text:span><text:span text:style-name="T4"><text:line-break/></text:span><text:span text:style-name="T4">Za anielskim głosem pieni</text:span><text:span text:style-name="T4"><text:line-break/></text:span><text:span text:style-name="T4">Gdzie się spełnił cud,</text:span><text:span text:style-name="T4"><text:line-break/></text:span><text:span text:style-name="T4">Gdzie się spełnił cu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0cm" presentation:class="title" presentation:user-transformed="true">
          <draw:text-box>
            <text:p text:style-name="P1"><text:span text:style-name="T5">3. </text:span><text:span text:style-name="T6">Cicha noc, święta noc,</text:span><text:span text:style-name="T6"><text:line-break/></text:span><text:span text:style-name="T6">Narodzony Boży Syn</text:span><text:span text:style-name="T6"><text:line-break/></text:span><text:span text:style-name="T6">Pan wielkiego majestatu</text:span><text:span text:style-name="T6"><text:line-break/></text:span><text:span text:style-name="T6">Niesie dziś całemu światu</text:span><text:span text:style-name="T6"><text:line-break/></text:span><text:span text:style-name="T6">Odkupienie win,</text:span><text:span text:style-name="T6"><text:line-break/></text:span><text:span text:style-name="T6">Odkupienie wi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0cm" presentation:class="title" presentation:user-transformed="true">
          <draw:text-box>
            <text:p text:style-name="P1"><text:span text:style-name="T6">4. Cicha noc, święta noc!</text:span><text:span text:style-name="T6"><text:line-break/></text:span><text:span text:style-name="T6">Jakiż w tobie dzisiaj cud,</text:span><text:span text:style-name="T6"><text:line-break/></text:span><text:span text:style-name="T6">w Betlejem Dziecina Święta</text:span><text:span text:style-name="T6"><text:line-break/></text:span><text:span text:style-name="T6">wznosi w górę swe rączęta</text:span><text:span text:style-name="T6"><text:line-break/></text:span><text:span text:style-name="T6">błogosławi lud</text:span><text:span text:style-name="T6"><text:line-break/></text:span><text:span text:style-name="T6">błogosławi lu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Lucida Sans Unicode" svg:font-family="'Lucida Sans Unicode'" style:font-pitch="variable"/>
    <style:font-face style:name="MS Gothic" svg:font-family="'MS Gothic'" style:font-pitch="variable"/>
    <style:font-face style:name="Mangal" svg:font-family="Mangal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line-height="150%" fo:text-align="justify" style:text-autospace="none" style:writing-mode="lr-tb"/>
      <style:text-properties style:use-window-font-color="true" style:font-name="Calibri" fo:font-size="11pt" fo:language="pl" fo:country="PL" style:letter-kerning="true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Indeks" style:family="graphic">
      <style:paragraph-properties fo:text-align="justify" style:text-autospace="none" style:writing-mode="lr-tb"/>
      <style:text-properties style:font-name-asian="Mangal1"/>
    </style:style>
    <style:style style:name="Podpis" style:family="graphic">
      <style:paragraph-properties fo:margin-top="0.374cm" fo:margin-bottom="0.374cm" fo:text-align="justify" style:text-autospace="none" style:writing-mode="lr-tb"/>
      <style:text-properties fo:font-style="italic" style:font-name-asian="Mangal1" style:font-size-asian="12pt" style:font-style-asian="italic" style:font-style-complex="italic"/>
    </style:style>
    <style:style style:name="Lista" style:family="graphic">
      <style:paragraph-properties fo:margin-top="0cm" fo:margin-bottom="0.374cm" fo:text-align="justify" style:text-autospace="none" style:writing-mode="lr-tb"/>
      <style:text-properties style:font-name-asian="Mangal1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MS Gothic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MS Gothic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8-01-01T17:41:30</meta:creation-date>
    <dc:date>2016-01-04T22:25:32.491000000</dc:date>
    <dc:language>pl-PL</dc:language>
    <meta:editing-cycles>22</meta:editing-cycles>
    <meta:editing-duration>PT26M4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